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a80ab" officeooo:paragraph-rsid="000a80ab" style:font-weight-asian="bold" style:font-weight-complex="bold"/>
    </style:style>
    <style:style style:name="P2" style:family="paragraph" style:parent-style-name="Standard">
      <style:paragraph-properties fo:text-align="start" style:justify-single-word="false"/>
      <style:text-properties fo:font-style="normal" style:text-underline-style="none" fo:font-weight="normal" officeooo:rsid="000a80ab" officeooo:paragraph-rsid="000a80ab" style:font-style-asian="normal" style:font-weight-asian="normal" style:font-style-complex="normal" style:font-weight-complex="normal"/>
    </style:style>
    <style:style style:name="P3" style:family="paragraph" style:parent-style-name="Standard">
      <style:paragraph-properties fo:text-align="start" style:justify-single-word="false"/>
      <style:text-properties fo:font-style="normal" style:text-underline-style="none" fo:font-weight="normal" officeooo:rsid="000adf8d" officeooo:paragraph-rsid="000adf8d"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fo:font-style="normal" style:text-underline-style="none" fo:font-weight="normal" officeooo:rsid="000adf8d" officeooo:paragraph-rsid="000d8b21"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font-style="normal" style:text-underline-style="none" fo:font-weight="normal" officeooo:rsid="000c28c6" officeooo:paragraph-rsid="000adf8d"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tyle="normal" style:text-underline-style="none" fo:font-weight="normal" officeooo:rsid="000e503d" officeooo:paragraph-rsid="000e503d" style:font-style-asian="normal" style:font-weight-asian="normal" style:font-style-complex="normal" style:font-weight-complex="normal"/>
    </style:style>
    <style:style style:name="T1" style:family="text">
      <style:text-properties officeooo:rsid="000adf8d"/>
    </style:style>
    <style:style style:name="T2" style:family="text">
      <style:text-properties officeooo:rsid="000c28c6"/>
    </style:style>
    <style:style style:name="T3" style:family="text">
      <style:text-properties officeooo:rsid="000d8b21"/>
    </style:style>
    <style:style style:name="T4" style:family="text">
      <style:text-properties officeooo:rsid="000e503d"/>
    </style:style>
    <style:style style:name="T5" style:family="text">
      <style:text-properties officeooo:rsid="000ee0a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calization of touch on a replanted or transplanted hand: Evidence for late improvements that may reflect central adaptations</text:p>
      <text:p text:style-name="P2"/>
      <text:p text:style-name="P2">Our work with amputees who have undergone <text:span text:style-name="T5">surgical</text:span> replantation of their own hand or transplantation of a donor hand shows that even long after surgery their ability to identify the location of touch on the replanted/transplanted hand continues to improve, which may point towards evidence of neurological changes.</text:p>
      <text:p text:style-name="P2"/>
      <text:p text:style-name="P2">There are many more options these days for individuals who have lost a limb. If medical attention is sought shortly after losing a hand it is possible to surgically reattach it. Recent procedures are looking to go beyond that, allowing amputees who have been without a limb for some time to receive a donor hand. Though in both cases after surgical attachment there are typically major impairments in sensitivity to touch and the ability to <text:span text:style-name="T1">perform everyday tasks compared to the performance of typical healthy adults.</text:span></text:p>
      <text:p text:style-name="P2"/>
      <text:p text:style-name="P4">The procedure for transplantation of a donor hand is still in its early stages. There are only about ? <text:span text:style-name="T2">p</text:span>atients who have undergone the surgery. The institute we work with, who is pioneering research into the surgical procedure, has to be very selective in choosing who receives a donor hand. The list of amputees desiring the procedure is long and <text:span text:style-name="T2">it is very important that</text:span> they find individuals who will be able and willing to maintain the rigorous checkups and necessary medications <text:span text:style-name="T2">to prevent the bodies immune system from rejecting the donor hand. As such, little research has been done involving transplant recipients. </text:span></text:p>
      <text:p text:style-name="P2"/>
      <text:p text:style-name="P3">After surgical reattachment the nerves from the stump regenerate at a rate of up to 2mm a day. It does not take long before nerve regeneration into the hand is complete. Yet impairments persist, <text:span text:style-name="T3">which could be due in part to maladaptive reorganization in the brain. It has been observed in humans and other animals that after loss of a limb the region of the brain important to its sensation and motor control is invaded by neighboring cortical areas. </text:span>Thankfully, our <text:span text:style-name="T3">initial</text:span> research has found that at least some of the function of the newly attached hand improve<text:span text:style-name="T2">s</text:span> over time.</text:p>
      <text:p text:style-name="P3"/>
      <text:p text:style-name="P5">We tested <text:span text:style-name="T4">eight</text:span> patients, four who had received replantation of their own hand and four who had received a transplanted donor hand. We compared their ability to localize touch on the underside of their hand to that of 22 healthy adults. We found that, while the patients were much worse at the task than the healthy adults, the amount of time since the surgery was related to their ability to perform in that the more time passed <text:span text:style-name="T5">since surgery </text:span>the better they were at localizing touch. </text:p>
      <text:p text:style-name="P5"/>
      <text:p text:style-name="P6">The long term goal is to help these individuals achieve a level of function that is as close to typical healthy adults as possible. We have evidence that improvement is possible, and the next steps, <text:span text:style-name="T5">which are partially underway,</text:span> are to identify the mechanisms behind such impairment as well as the neural changes occurring over time as patients improve.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8T10:58:26.314000000</meta:creation-date>
    <dc:date>2014-07-28T12:15:20.340000000</dc:date>
    <meta:editing-duration>PT28M9S</meta:editing-duration>
    <meta:editing-cycles>3</meta:editing-cycles>
    <meta:generator>LibreOffice/4.2.5.2$Windows_x86 LibreOffice_project/6ff819b65674ae6c83f3cbab9e4a4c2b292a7a94</meta:generator>
    <meta:document-statistic meta:table-count="0" meta:image-count="0" meta:object-count="0" meta:page-count="1" meta:paragraph-count="7" meta:word-count="500" meta:character-count="2998" meta:non-whitespace-character-count="2502"/>
  </office:meta>
</office:document-meta>
</file>